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X border</text:p>
          </table:table-cell>
          <table:table-cell office:value-type="float" office:value="1.45" calcext:value-type="float">
            <text:p>1.4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se width</text:p>
          </table:table-cell>
          <table:table-cell office:value-type="float" office:value="127.8" calcext:value-type="float">
            <text:p>127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de Margin</text:p>
          </table:table-cell>
          <table:table-cell table:formula="of:=[.C2]" office:value-type="float" office:value="1.45" calcext:value-type="float">
            <text:p>1.45</text:p>
          </table:table-cell>
          <table:table-cell/>
          <table:table-cell office:value-type="string" calcext:value-type="string">
            <text:p>Front Margin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Edge thickness</text:p>
          </table:table-cell>
          <table:table-cell office:value-type="float" office:value="2.45" calcext:value-type="float">
            <text:p>2.4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oard width</text:p>
          </table:table-cell>
          <table:table-cell table:style-name="ce1" table:formula="of:=SUM([.C4]-(2*([.C5]+[.C6])))" office:value-type="float" office:value="120" calcext:value-type="float">
            <text:p>120</text:p>
          </table:table-cell>
          <table:table-cell table:style-name="ce1"/>
          <table:table-cell table:style-name="ce1" office:value-type="string" calcext:value-type="string">
            <text:p>Board length</text:p>
          </table:table-cell>
          <table:table-cell table:style-name="ce1" table:formula="of:=SUM(160-[.F5])" office:value-type="float" office:value="159.75" calcext:value-type="float">
            <text:p>159.7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Mid point</text:p>
          </table:table-cell>
          <table:table-cell office:value-type="float" office:value="127.8" calcext:value-type="float">
            <text:p>127.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10]/2)" office:value-type="float" office:value="63.9" calcext:value-type="float">
            <text:p>63.9</text:p>
          </table:table-cell>
          <table:table-cell office:value-type="string" calcext:value-type="string">
            <text:p>(from abs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ront hole X</text:p>
          </table:table-cell>
          <table:table-cell table:formula="of:=SUM(105.55)" office:value-type="float" office:value="105.55" calcext:value-type="float">
            <text:p>105.5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13]/2)" office:value-type="float" office:value="52.775" calcext:value-type="float">
            <text:p>52.7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ont Left</text:p>
          </table:table-cell>
          <table:table-cell table:formula="of:=SUM(60-[.C14])" office:value-type="float" office:value="7.225" calcext:value-type="float">
            <text:p>7.225</text:p>
          </table:table-cell>
          <table:table-cell/>
          <table:table-cell office:value-type="string" calcext:value-type="string">
            <text:p>Front Right</text:p>
          </table:table-cell>
          <table:table-cell table:formula="of:=SUM([.C7]-[.C15])" office:value-type="float" office:value="112.775" calcext:value-type="float">
            <text:p>112.7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105.1" calcext:value-type="float">
            <text:p>105.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17]/2)" office:value-type="float" office:value="52.55" calcext:value-type="float">
            <text:p>52.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ft</text:p>
          </table:table-cell>
          <table:table-cell table:formula="of:=SUM([.C7]/2-[.C18])" office:value-type="float" office:value="7.45" calcext:value-type="float">
            <text:p>7.45</text:p>
          </table:table-cell>
          <table:table-cell/>
          <table:table-cell office:value-type="string" calcext:value-type="string">
            <text:p>Right</text:p>
          </table:table-cell>
          <table:table-cell table:formula="of:=SUM([.C7]-[.C19])" office:value-type="float" office:value="112.55" calcext:value-type="float">
            <text:p>112.55</text:p>
          </table:table-cell>
        </table:table-row>
        <table:table-row table:style-name="ro1">
          <table:table-cell table:number-columns-repeated="2"/>
          <table:table-cell office:value-type="float" office:value="105.05" calcext:value-type="float">
            <text:p>105.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20]/2)" office:value-type="float" office:value="52.525" calcext:value-type="float">
            <text:p>52.5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  <table:table-cell table:formula="of:=SUM([.C7]/2-[.C21])" office:value-type="float" office:value="7.475" calcext:value-type="float">
            <text:p>7.475</text:p>
          </table:table-cell>
          <table:table-cell/>
          <table:table-cell office:value-type="string" calcext:value-type="string">
            <text:p>Right</text:p>
          </table:table-cell>
          <table:table-cell table:formula="of:=SUM([.C7]-[.C22])" office:value-type="float" office:value="112.525" calcext:value-type="float">
            <text:p>112.52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Y’s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ont Left</text:p>
          </table:table-cell>
          <table:table-cell table:number-columns-repeated="2"/>
          <table:table-cell office:value-type="string" calcext:value-type="string">
            <text:p>Front R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xlength</text:p>
          </table:table-cell>
          <table:table-cell table:formula="of:=241.45+8.15" office:value-type="float" office:value="249.6" calcext:value-type="float">
            <text:p>249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s margin</text:p>
          </table:table-cell>
          <table:table-cell table:formula="of:=SUM([.C30]-[.F5])" office:value-type="float" office:value="249.35" calcext:value-type="float">
            <text:p>249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le</text:p>
          </table:table-cell>
          <table:table-cell table:formula="of:=SUM([.C31]-(220.45+21.55))" office:value-type="float" office:value="7.34999999999999" calcext:value-type="float">
            <text:p>7.35</text:p>
          </table:table-cell>
          <table:table-cell table:number-columns-repeated="2"/>
          <table:table-cell table:formula="of:=[.C32]" office:value-type="float" office:value="7.34999999999999" calcext:value-type="float">
            <text:p>7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ft</text:p>
          </table:table-cell>
          <table:table-cell table:formula="of:=SUM([.C31]-(54.05+85.4+63.85))" office:value-type="float" office:value="46.05" calcext:value-type="float">
            <text:p>46.05</text:p>
          </table:table-cell>
          <table:table-cell/>
          <table:table-cell office:value-type="string" calcext:value-type="string">
            <text:p>Right</text:p>
          </table:table-cell>
          <table:table-cell table:formula="of:=[.C33]" office:value-type="float" office:value="46.05" calcext:value-type="float">
            <text:p>46.0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  <table:table-cell table:formula="of:=SUM([.C31]-(54.05+85.4))" office:value-type="float" office:value="109.9" calcext:value-type="float">
            <text:p>109.9</text:p>
          </table:table-cell>
          <table:table-cell/>
          <table:table-cell office:value-type="string" calcext:value-type="string">
            <text:p>Right</text:p>
          </table:table-cell>
          <table:table-cell table:formula="of:=[.C36]" office:value-type="float" office:value="109.9" calcext:value-type="float">
            <text:p>109.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1.884705073</meta:creation-date>
    <dc:date>2018-04-29T00:19:08.538572791</dc:date>
    <meta:editing-duration>PT4S</meta:editing-duration>
    <meta:editing-cycles>1</meta:editing-cycles>
    <meta:document-statistic meta:table-count="1" meta:cell-count="62" meta:object-count="0"/>
    <meta:generator>LibreOffice/5.1.6.2$Linux_X86_64 LibreOffice_project/10m0$Build-2</meta:generator>
  </office:meta>
</office:document-meta>
</file>